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2pt" style:font-size-asian="12pt" style:font-size-complex="12pt"/>
    </style:style>
    <style:style style:name="P2" style:family="paragraph" style:parent-style-name="Preformatted_20_Text">
      <style:text-properties style:font-name="Liberation Serif" fo:font-size="12pt" officeooo:paragraph-rsid="00133138" style:font-size-asian="12pt" style:font-size-complex="12pt"/>
    </style:style>
    <style:style style:name="P3" style:family="paragraph" style:parent-style-name="Preformatted_20_Text">
      <style:text-properties style:font-name="Liberation Serif" fo:font-size="12pt" style:text-underline-style="solid" style:text-underline-width="auto" style:text-underline-color="font-color" style:font-size-asian="12pt" style:font-size-complex="12pt"/>
    </style:style>
    <style:style style:name="P4" style:family="paragraph" style:parent-style-name="Preformatted_20_Text">
      <style:text-properties officeooo:paragraph-rsid="00122e95"/>
    </style:style>
    <style:style style:name="P5" style:family="paragraph" style:parent-style-name="Preformatted_20_Text">
      <style:text-properties style:font-name="Liberation Serif" fo:font-size="12pt" style:font-size-asian="12pt" style:font-size-complex="12pt"/>
    </style:style>
    <style:style style:name="P6" style:family="paragraph" style:parent-style-name="Preformatted_20_Text">
      <style:text-properties style:font-name="Liberation Serif" fo:font-size="12pt" officeooo:paragraph-rsid="00136e94" style:font-size-asian="12pt" style:font-size-complex="12pt"/>
    </style:style>
    <style:style style:name="P7" style:family="paragraph" style:parent-style-name="Preformatted_20_Text">
      <style:text-properties style:font-name="Liberation Serif" fo:font-size="12pt" officeooo:paragraph-rsid="0014a9c1" style:font-size-asian="12pt" style:font-size-complex="12pt"/>
    </style:style>
    <style:style style:name="P8" style:family="paragraph" style:parent-style-name="Preformatted_20_Text">
      <style:text-properties style:font-name="Liberation Serif" fo:font-size="12pt" officeooo:paragraph-rsid="0015c18b" style:font-size-asian="12pt" style:font-size-complex="12pt"/>
    </style:style>
    <style:style style:name="P9" style:family="paragraph" style:parent-style-name="Preformatted_20_Text">
      <style:text-properties style:font-name="Liberation Serif" fo:font-size="12pt" officeooo:paragraph-rsid="0018849c" style:font-size-asian="12pt" style:font-size-complex="12pt"/>
    </style:style>
    <style:style style:name="P10" style:family="paragraph" style:parent-style-name="Preformatted_20_Text">
      <style:text-properties style:font-name="Liberation Serif" fo:font-size="12pt" fo:font-style="italic" style:font-size-asian="12pt" style:font-style-asian="italic" style:font-size-complex="12pt" style:font-style-complex="italic"/>
    </style:style>
    <style:style style:name="P11" style:family="paragraph" style:parent-style-name="Preformatted_20_Text">
      <style:text-properties style:font-name="Liberation Serif" fo:font-size="12pt" style:text-underline-style="solid" style:text-underline-width="auto" style:text-underline-color="font-color" style:font-size-asian="12pt" style:font-size-complex="12pt"/>
    </style:style>
    <style:style style:name="P12" style:family="paragraph" style:parent-style-name="Preformatted_20_Text">
      <style:text-properties style:font-name="Liberation Serif" fo:font-size="12pt" style:text-underline-style="solid" style:text-underline-width="auto" style:text-underline-color="font-color" fo:font-weight="normal" officeooo:paragraph-rsid="0014a9c1" style:font-size-asian="12pt" style:font-weight-asian="normal" style:font-size-complex="12pt" style:font-weight-complex="normal"/>
    </style:style>
    <style:style style:name="P13" style:family="paragraph" style:parent-style-name="Preformatted_20_Text">
      <style:text-properties officeooo:paragraph-rsid="001accf7"/>
    </style:style>
    <style:style style:name="T1" style:family="text">
      <style:text-properties officeooo:rsid="00122e95"/>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99db4" style:font-size-asian="12pt" style:font-size-complex="12pt"/>
    </style:style>
    <style:style style:name="T4" style:family="text">
      <style:text-properties style:font-name="Liberation Serif" fo:font-size="12pt" officeooo:rsid="00122e95" style:font-name-asian="Noto Sans Mono CJK SC" style:font-size-asian="12pt" style:font-name-complex="Liberation Mono" style:font-size-complex="12pt"/>
    </style:style>
    <style:style style:name="T5" style:family="text">
      <style:text-properties style:font-name="Liberation Serif" fo:font-size="12pt" officeooo:rsid="00199db4" style:font-name-asian="Noto Sans Mono CJK SC" style:font-size-asian="12pt" style:font-name-complex="Liberation Mono" style:font-size-complex="12pt"/>
    </style:style>
    <style:style style:name="T6" style:family="text">
      <style:text-properties style:font-name="Liberation Serif" fo:font-size="12pt" officeooo:rsid="001a2f4c" style:font-name-asian="Noto Sans Mono CJK SC" style:font-size-asian="12pt" style:font-name-complex="Liberation Mono" style:font-size-complex="12pt"/>
    </style:style>
    <style:style style:name="T7" style:family="text">
      <style:text-properties style:font-name="Liberation Serif" fo:font-size="12pt" officeooo:rsid="001accf7" style:font-name-asian="Noto Sans Mono CJK SC" style:font-size-asian="12pt" style:font-name-complex="Liberation Mono" style:font-size-complex="12pt"/>
    </style:style>
    <style:style style:name="T8" style:family="text">
      <style:text-properties style:font-name="Liberation Serif" fo:font-size="12pt" officeooo:rsid="001b73db" style:font-name-asian="Noto Sans Mono CJK SC" style:font-size-asian="12pt" style:font-name-complex="Liberation Mono" style:font-size-complex="12pt"/>
    </style:style>
    <style:style style:name="T9" style:family="text">
      <style:text-properties style:font-name="Liberation Serif" fo:font-size="12pt" officeooo:rsid="001f001e" style:font-name-asian="Noto Sans Mono CJK SC" style:font-size-asian="12pt" style:font-name-complex="Liberation Mono" style:font-size-complex="12pt"/>
    </style:style>
    <style:style style:name="T10" style:family="text">
      <style:text-properties style:font-name="Liberation Serif" fo:font-size="12pt" officeooo:rsid="0020e828" style:font-name-asian="Noto Sans Mono CJK SC" style:font-size-asian="12pt" style:font-name-complex="Liberation Mono" style:font-size-complex="12pt"/>
    </style:style>
    <style:style style:name="T11" style:family="text">
      <style:text-properties style:font-name="Liberation Serif" fo:font-size="12pt" officeooo:rsid="0020f1b9" style:font-name-asian="Noto Sans Mono CJK SC" style:font-size-asian="12pt" style:font-name-complex="Liberation Mono" style:font-size-complex="12pt"/>
    </style:style>
    <style:style style:name="T12" style:family="text">
      <style:text-properties style:font-name="Liberation Serif" fo:font-size="12pt" fo:font-style="italic" style:font-size-asian="12pt" style:font-style-asian="italic" style:font-size-complex="12pt" style:font-style-complex="italic"/>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33138" style:font-style-asian="normal" style:font-style-complex="normal"/>
    </style:style>
    <style:style style:name="T17" style:family="text">
      <style:text-properties fo:font-style="normal" officeooo:rsid="00136e94" style:font-style-asian="normal" style:font-style-complex="normal"/>
    </style:style>
    <style:style style:name="T18" style:family="text">
      <style:text-properties fo:font-style="normal" officeooo:rsid="00122e95" style:font-style-asian="normal" style:font-style-complex="normal"/>
    </style:style>
    <style:style style:name="T19" style:family="text">
      <style:text-properties officeooo:rsid="0014a9c1"/>
    </style:style>
    <style:style style:name="T20" style:family="text">
      <style:text-properties officeooo:rsid="0015c18b"/>
    </style:style>
    <style:style style:name="T21" style:family="text">
      <style:text-properties officeooo:rsid="0020f1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Node:</text:span> point_and_shoot_hovering_node</text:p>
      <text:p text:style-name="P1"><text:span text:style-name="T13">Function:</text:span> Point towards a waypoint and drive underwater towards it using the yaw value from the IMU. </text:p>
      <text:p text:style-name="P1"><text:span text:style-name="T13">Package:</text:span> point_and_shoot_hovering_update</text:p>
      <text:p text:style-name="P1"/>
      <text:p text:style-name="P3">Topics</text:p>
      <text:p text:style-name="P1"/>
      <text:p text:style-name="P10">Publishers</text:p>
      <text:p text:style-name="P4"><text:span text:style-name="T2"><text:tab/>/heading_ctrl/heading [std_msgs/Float64] // </text:span><text:span text:style-name="T4">calculated GPS heading to waypoint</text:span></text:p>
      <text:p text:style-name="P2"><text:tab/><text:span text:style-name="T15">/</text:span><text:span text:style-name="T16">heading_ctrl/speed [std_msgs/Float64] // </text:span><text:span text:style-name="T17">desired engine speed <text:s/></text:span><text:span text:style-name="T15"><text:tab/></text:span></text:p>
      <text:p text:style-name="P2"><text:span text:style-name="T15"><text:tab/>/point_and_shoot_hovering_node/</text:span><text:span text:style-name="T18">debug/target_dista</text:span><text:span text:style-name="T1">nce [std_msgs/Float64] // <text:s/></text:span>Distance in m. to waypoint</text:p>
      <text:p text:style-name="P1"/>
      <text:p text:style-name="P10">Subscribers</text:p>
      <text:p text:style-name="P1"><text:tab/>/cc/ui/path [monsun_msgs/GpsPath]</text:p>
      <text:p text:style-name="P1"><text:tab/>/xsens/gps [monsun_msgs/Xsens700Position]</text:p>
      <text:p text:style-name="P1"><text:tab/>/xsens/imu [geometry_msgs/Vector3]</text:p>
      <text:p text:style-name="P1"/>
      <text:p text:style-name="P3">Services</text:p>
      <text:p text:style-name="P1"/>
      <text:p text:style-name="P1"><text:tab/>/point_and_shoot_hovering_node/enable [std_srvs/SetBool] Enable/disable <text:span text:style-name="T14">point_and_shoot_hovering_node</text:span> node</text:p>
      <text:p text:style-name="P1"/>
      <text:p text:style-name="P12">Parameters (Launch)</text:p>
      <text:p text:style-name="P12"/>
      <text:p text:style-name="P7"><text:tab/>enable: false </text:p>
      <text:p text:style-name="P7"><text:tab/>speed: 0.7 // <text:span text:style-name="T21">desired engine speed</text:span></text:p>
      <text:p text:style-name="P7"><text:tab/>heading_threshold_degs: 1.0</text:p>
      <text:p text:style-name="P7"><text:s text:c="12"/>timeout_secs: 120.0</text:p>
      <text:p text:style-name="P7"><text:tab/>dist_to_waypoint_threshold_m: 3.0</text:p>
      <text:p text:style-name="P7"><text:s text:c="4"/><text:tab/>assumed_speed_m_p_s: 0.4</text:p>
      <text:p text:style-name="P3">Files</text:p>
      <text:p text:style-name="P1"/>
      <text:p text:style-name="P10">Source</text:p>
      <text:p text:style-name="P6"><text:tab/>point_and_shoot_hovering_update.cpp</text:p>
      <text:p text:style-name="P8"><text:tab/>point_and_shoot_hovering_update_<text:span text:style-name="T20">node.cpp</text:span></text:p>
      <text:p text:style-name="P6"/>
      <text:p text:style-name="P10">Launch</text:p>
      <text:p text:style-name="P9"><text:tab/> point_and_shoot_hovering_update_node.launch // launches <text:span text:style-name="T14">point_and_shoot_hovering_node</text:span> node only!</text:p>
      <text:p text:style-name="P9"/>
      <text:p text:style-name="P3">Description</text:p>
      <text:p text:style-name="P3"/>
      <text:p text:style-name="P13"><text:span text:style-name="T2">The </text:span><text:span text:style-name="T12">point_and_shoot_hovering_node</text:span><text:span text:style-name="T2"> node </text:span><text:span text:style-name="T3">is used to perform the P&amp;S behavior. In this the MONSUN points towards a GPS waypoint using the GPS positions and the compass (IMU yaw value) measurements. </text:span><text:span text:style-name="T5">When the robot points in the waypoint’s direction, measured by a threshold value parameter </text:span><text:span text:style-name="T9">and the distance to the waypoint is greater than a distance threshold</text:span><text:span text:style-name="T5">, it starts to shoot or drives towards the waypoint</text:span><text:span text:style-name="T7"> </text:span><text:span text:style-name="T6">by enabling </text:span><text:span text:style-name="T9">the h</text:span><text:span text:style-name="T6">eading_ctrl </text:span><text:span text:style-name="T9">service</text:span><text:span text:style-name="T6">. </text:span><text:span text:style-name="T7">The shooting continues</text:span><text:span text:style-name="T5"> </text:span><text:span text:style-name="T7">until a timeout parameter or a calculating the time via assuming the robot’s speed underwater (launch parameter) whichever is less. Then when the robot surfaces again to correct the heading using GPS </text:span><text:span text:style-name="T8">the actual speed over ground is calculated from the previous run and and then accordingly the new timeout is applied for the next run. T</text:span><text:span text:style-name="T9">he drift between the actual compass </text:span><text:soft-page-break/><text:span text:style-name="T9">heading and the desired heading is also compensated for the next run. Also it is made sure that if the the robot crosses the waypoint </text:span><text:span text:style-name="T10">and the distance is still greater than the distance threshold, the robot does not come back to the same waypoint but then goes to the next waypoint in the list. This is checked via comparing the initial </text:span><text:span text:style-name="T11">calculated </text:span><text:span text:style-name="T10">heading </text:span><text:span text:style-name="T11">to further ones within a +/- 90 degrees range. </text:span><text:span text:style-name="T10"><text:s text:c="2"/></text:span></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2-23T17:56:41.456239388</dc:date>
    <meta:editing-duration>PT28M39S</meta:editing-duration>
    <meta:editing-cycles>5</meta:editing-cycles>
    <meta:generator>LibreOffice/6.4.7.2$Linux_X86_64 LibreOffice_project/40$Build-2</meta:generator>
    <meta:document-statistic meta:table-count="0" meta:image-count="0" meta:object-count="0" meta:page-count="2" meta:paragraph-count="30" meta:word-count="296" meta:character-count="2317" meta:non-whitespace-character-count="2008"/>
  </office:meta>
</office:document-meta>
</file>